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45510" officeooo:paragraph-rsid="00045510" style:font-size-asian="10.5pt"/>
    </style:style>
    <style:style style:name="P2" style:family="paragraph" style:parent-style-name="Standard">
      <style:text-properties fo:language="pl" fo:country="PL" officeooo:rsid="00052201" officeooo:paragraph-rsid="00052201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officeooo:rsid="00089d6e" officeooo:paragraph-rsid="00089d6e" style:font-size-asian="10.5pt" style:font-weight-asian="bold" style:font-weight-complex="bold"/>
    </style:style>
    <style:style style:name="T1" style:family="text">
      <style:text-properties officeooo:rsid="00099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rótka dokumentacja dla użytkownika.</text:p>
      <text:p text:style-name="P1">Program ExpToImg służy do konwertowania wyrażeń matematycznych z tekstu na obrazek. Program przyjmuje wyrażenie matematyczne zawierające:</text:p>
      <text:p text:style-name="P1">+ - * / jako operatory arytmetyc<text:span text:style-name="T1">z</text:span>ne,</text:p>
      <text:p text:style-name="P1">^ jako operator potęgowania ,</text:p>
      <text:p text:style-name="P1">_ jako operator indeksu dolnego,</text:p>
      <text:p text:style-name="P1">ciągi znaków i cyfr jako zmienne,</text:p>
      <text:p text:style-name="P2">funkcje postaci $1($2,$3,...$n); $1 jest nazwą funkcji, $2,..$n oddzielone przecinkami to arumenty,</text:p>
      <text:p text:style-name="P2">&gt; &lt; = jako kompara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0:32:07.209257542</meta:creation-date>
    <dc:date>2019-01-30T21:16:11.821431663</dc:date>
    <meta:editing-duration>PT2M5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60" meta:character-count="425" meta:non-whitespace-character-count="373"/>
  </office:meta>
</office:document-meta>
</file>